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7.2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rear Diari de Treball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modelar barra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Netejar codi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dactar portada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omençar desenvolupament carrusel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anviar paleta colors i disseny general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Briefing al Mar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rear noves pàgines (RA1)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Arreglar animacions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Ajut amb HTML al Marc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 table:number-rows-repeated="24">
          <table:table-cell table:style-name="ce4" table:number-columns-repeated="3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9:21:20.1082250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00:38.122790648</meta:creation-date>
    <dc:date>2024-10-23T19:23:00.579266539</dc:date>
    <meta:editing-duration>PT19M9S</meta:editing-duration>
    <meta:editing-cycles>2</meta:editing-cycles>
    <meta:generator>LibreOffice/24.2.6.2$Linux_X86_64 LibreOffice_project/420$Build-2</meta:generator>
    <meta:document-statistic meta:table-count="1" meta:cell-count="33" meta:object-count="0"/>
  </office:meta>
</office:document-meta>
</file>